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3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2" style:family="graphic" style:parent-style-name="standard">
      <style:graphic-properties draw:stroke="dash" draw:stroke-dash="Dashed_20__28_var_29_" svg:stroke-color="#94bd5e" draw:fill="none" draw:fill-color="#94bd5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emplate1-title">
      <style:graphic-properties draw:auto-grow-height="true" fo:min-height="3.507cm"/>
    </style:style>
    <style:style style:name="pr2" style:family="presentation" style:parent-style-name="template1-notes">
      <style:graphic-properties draw:fill-color="#ffffff" draw:auto-grow-height="true" fo:min-height="12.573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solid" draw:fill-color="#ffffff" style:repeat="repeat"/>
      <style:paragraph-properties fo:text-align="center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justify" fo:text-indent="0cm"/>
    </style:style>
    <style:style style:name="P3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22pt" style:font-size-asian="22pt" style:font-size-complex="22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628cc6" fo:font-family="'DejaVu Serif'" style:font-family-generic="roman" style:font-pitch="variable" fo:font-size="32pt" style:font-size-asian="32pt" style:font-size-complex="32pt"/>
    </style:style>
    <style:style style:name="T2" style:family="text">
      <style:text-properties fo:color="#628cc6" fo:font-family="'DejaVu Serif'" style:font-family-generic="roman" style:font-pitch="variable" fo:font-size="22pt" style:font-size-asian="22pt" style:font-size-complex="22pt"/>
    </style:style>
    <style:style style:name="T3" style:family="text">
      <style:text-properties fo:color="#808000"/>
    </style:style>
    <style:style style:name="T4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5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6" style:family="text">
      <style:text-properties fo:font-family="Arial" style:font-family-generic="roman" style:font-pitch="variable" fo:font-style="italic" style:font-family-asian="Arial" style:font-style-name-asian="Regular" style:font-family-generic-asian="swiss" style:font-style-asian="italic" style:font-family-complex="Arial" style:font-style-name-complex="Regular" style:font-family-generic-complex="swiss" style:font-style-complex="italic"/>
    </style:style>
    <style:style style:name="T7" style:family="text">
      <style:text-properties fo:color="#808019"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8" style:family="text">
      <style:text-properties fo:font-family="Arial" style:font-family-generic="roman" style:font-pitch="variable" style:text-underline-style="solid" style:text-underline-width="auto" style:text-underline-color="font-color" style:font-family-asian="Arial" style:font-style-name-asian="Regular" style:font-family-generic-asian="swiss" style:font-family-complex="Arial" style:font-style-name-complex="Regular" style:font-family-generic-complex="swiss"/>
    </style:style>
    <style:style style:name="T9" style:family="text">
      <style:text-properties fo:font-family="Arial" style:font-family-generic="roman" style:font-pitch="variable" style:text-underline-style="non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0" style:family="text">
      <style:text-properties fo:color="#808000"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1" style:family="text">
      <style:text-properties style:use-window-font-color="true"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emplate1" presentation:presentation-page-layout-name="AL1T0">
        <office:forms form:automatic-focus="false" form:apply-design-mode="false"/>
        <draw:rect draw:style-name="gr1" draw:text-style-name="P1" draw:layer="layout" svg:width="15.875cm" svg:height="2.54cm" svg:x="0.635cm" svg:y="13.33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3" draw:layer="layout" svg:width="8.003cm" svg:height="1.568cm" svg:x="16.6cm" svg:y="13.832cm">
          <draw:text-box>
            <text:p text:style-name="P2"><text:span text:style-name="T1">Sérgio Lopes</text:span></text:p>
          </draw:text-box>
        </draw:frame>
        <draw:rect draw:style-name="gr1" draw:text-style-name="P1" draw:layer="layout" svg:width="2.54cm" svg:height="2.54cm" svg:x="24.765cm" svg:y="13.335cm">
          <text:p/>
        </draw:rect>
        <draw:frame presentation:style-name="pr1" draw:layer="layout" svg:width="25.199cm" svg:height="3.507cm" svg:x="1.5cm" svg:y="2.5cm" presentation:class="title" presentation:user-transformed="true">
          <draw:text-box>
            <text:p>Álgebra de Boole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6" draw:layer="layout" svg:width="4.634cm" svg:height="1.153cm" svg:x="3.446cm" svg:y="14.981cm">
          <draw:text-box>
            <text:p text:style-name="P5"><text:span text:style-name="T2">Objectiv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layer="layout" svg:width="15.045cm" svg:height="3.806cm" svg:x="6cm" svg:y="4.401cm">
          <draw:text-box>
            <text:list text:style-name="L2">
              <text:list-item>
                <text:list>
                  <text:list-item>
                    <text:p>Utilizar álgebra de Boole em condições simples</text:p>
                  </text:list-item>
                  <text:list-item>
                    <text:p>Conseguir efectuar as 3 operações base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omar</text:p>
                      </text:list-item>
                      <text:list-item>
                        <text:p>Multiplicar</text:p>
                      </text:list-item>
                      <text:list-item>
                        <text:p>Neg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20.305cm" svg:height="1.905cm" svg:x="7cm" svg:y="14.605cm">
          <text:p/>
        </draw:rect>
        <draw:frame draw:style-name="gr3" draw:text-style-name="P6" draw:layer="layout" svg:width="3.542cm" svg:height="1.153cm" svg:x="3.446cm" svg:y="14.981cm">
          <draw:text-box>
            <text:p text:style-name="P5"><text:span text:style-name="T2">Lógica?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9.305cm" svg:height="1.905cm" svg:x="8cm" svg:y="14.605cm">
          <text:p/>
        </draw:rect>
        <draw:frame draw:style-name="gr3" draw:text-style-name="P6" draw:layer="layout" svg:width="4.126cm" svg:height="1.153cm" svg:x="3.446cm" svg:y="14.981cm">
          <draw:text-box>
            <text:p text:style-name="P5"><text:span text:style-name="T2">Dia a Dia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3" draw:layer="layout" svg:width="14.269cm" svg:height="4.517cm" svg:x="5.5cm" svg:y="3.483cm">
          <draw:text-box>
            <text:p>“Fui ao cinema e ao restaurante”</text:p>
            <text:p/>
            <text:p>“Tenho mais de 20 anos e faço anos em Janeiro”</text:p>
            <text:p/>
            <text:p>“Não tenho os olhos verdes”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6.805cm" svg:height="1.905cm" svg:x="10.5cm" svg:y="14.605cm">
          <text:p/>
        </draw:rect>
        <draw:frame draw:style-name="gr3" draw:text-style-name="P6" draw:layer="layout" svg:width="6.81cm" svg:height="1.153cm" svg:x="3.446cm" svg:y="14.981cm">
          <draw:text-box>
            <text:p text:style-name="P5"><text:span text:style-name="T2">Versão de Boole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3" draw:layer="layout" svg:width="14.252cm" svg:height="8.072cm" svg:x="5.501cm" svg:y="3.484cm">
          <draw:text-box>
            <text:p>(cinema e restaurante) = verdadeiro</text:p>
            <text:p/>
            <text:p>(idade &gt; 20 e aniversário = Janeiro) = verdadeiro</text:p>
            <text:p/>
            <text:p>(~ olhos verdes) = verdadeiro</text:p>
            <text:p/>
            <text:p/>
            <text:p>Para facilitar representamos:</text:p>
            <text:p><text:tab/><text:span text:style-name="T3">verdadeiro</text:span> com: <text:tab/>1</text:p>
            <text:p><text:tab/><text:span text:style-name="T3">falso</text:span> com: <text:tab/><text:tab/>0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20.305cm" svg:height="1.905cm" svg:x="7cm" svg:y="14.605cm">
          <text:p/>
        </draw:rect>
        <draw:frame draw:style-name="gr3" draw:text-style-name="P6" draw:layer="layout" svg:width="3.275cm" svg:height="1.153cm" svg:x="3.446cm" svg:y="14.981cm">
          <draw:text-box>
            <text:p text:style-name="P5"><text:span text:style-name="T2">Regra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1">
        <office:forms form:automatic-focus="false" form:apply-design-mode="false"/>
        <draw:rect draw:style-name="gr1" draw:text-style-name="P1" draw:layer="layout" svg:width="17.305cm" svg:height="1.905cm" svg:x="10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6" draw:layer="layout" svg:width="5.861cm" svg:height="1.153cm" svg:x="3.446cm" svg:y="2.281cm">
          <draw:text-box>
            <text:p text:style-name="P5"><text:span text:style-name="T2">Multiplicaçã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3" draw:layer="layout" svg:width="24.466cm" svg:height="8.072cm" svg:x="2.4cm" svg:y="6.8cm">
          <draw:text-box>
            <text:p>Representado por “e”, “<text:span text:style-name="T4">˄”</text:span><text:span text:style-name="T5">, “.”</text:span></text:p>
            <text:p><text:span text:style-name="T5"/></text:p>
            <text:p><text:span text:style-name="T5">Uma multiplicação </text:span><text:span text:style-name="T6">booleana</text:span><text:span text:style-name="T5"> resulta num resultado </text:span><text:span text:style-name="T7">verdadeiro</text:span><text:span text:style-name="T5"> se </text:span><text:span text:style-name="T8">ambas</text:span><text:span text:style-name="T5"> as parcelas </text:span></text:p>
            <text:p><text:span text:style-name="T5">forem verdadeiras e </text:span><text:span text:style-name="T9">falso</text:span><text:span text:style-name="T5"> se </text:span><text:span text:style-name="T8">alguma</text:span><text:span text:style-name="T5"> das parcelas for falsa.</text:span></text:p>
            <text:p><text:span text:style-name="T5"/></text:p>
            <text:p><text:span text:style-name="T5">Ex:</text:span></text:p>
            <text:p><text:span text:style-name="T5"><text:tab/></text:span><text:span text:style-name="T5">Fui ao cinema e ao restaurante → É verdade que fui ao cinema, mas o </text:span></text:p>
            <text:p><text:span text:style-name="T5"><text:tab/></text:span><text:span text:style-name="T5">restaurante estava fechado. Resultado: </text:span><text:span text:style-name="T10">falso</text:span></text:p>
            <text:p><text:span text:style-name="T10"/></text:p>
            <text:p><text:span text:style-name="T10"><text:tab/></text:span><text:span text:style-name="T11">Tenho mais de 20 anos e faço anos em Janeiro → É verdade que tenho mais</text:span></text:p>
            <text:p><text:span text:style-name="T11"><text:tab/></text:span><text:span text:style-name="T11">de 20 anos e é verdade que faço anos em Janeiro. Resultado: </text:span><text:span text:style-name="T10">verdadeir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1">
        <office:forms form:automatic-focus="false" form:apply-design-mode="false"/>
        <draw:rect draw:style-name="gr1" draw:text-style-name="P1" draw:layer="layout" svg:width="20.805cm" svg:height="1.905cm" svg:x="6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6" draw:layer="layout" svg:width="2.699cm" svg:height="1.153cm" svg:x="3.446cm" svg:y="2.281cm">
          <draw:text-box>
            <text:p text:style-name="P5"><text:span text:style-name="T2">Soma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3" draw:layer="layout" svg:width="22.917cm" svg:height="8.072cm" svg:x="2.4cm" svg:y="6.8cm">
          <draw:text-box>
            <text:p>Representado por “ou”, “<text:span text:style-name="T4">˅”</text:span><text:span text:style-name="T5">, “+”</text:span></text:p>
            <text:p><text:span text:style-name="T5"/></text:p>
            <text:p><text:span text:style-name="T5">Uma soma </text:span><text:span text:style-name="T6">booleana</text:span><text:span text:style-name="T5"> resulta num resultado </text:span><text:span text:style-name="T7">verdadeiro</text:span><text:span text:style-name="T5"> se </text:span><text:span text:style-name="T8">pelo menos uma</text:span><text:span text:style-name="T5"> das </text:span></text:p>
            <text:p><text:span text:style-name="T5">parcelas for verdadeira e </text:span><text:span text:style-name="T9">falso</text:span><text:span text:style-name="T5"> se </text:span><text:span text:style-name="T8">ambas</text:span><text:span text:style-name="T5"> as parcelas forem falsas.</text:span></text:p>
            <text:p><text:span text:style-name="T5"/></text:p>
            <text:p><text:span text:style-name="T5">Ex:</text:span></text:p>
            <text:p><text:span text:style-name="T5"><text:tab/></text:span><text:span text:style-name="T5">Fui ao cinema ou ao restaurante → É verdade que fui ao cinema, mas o </text:span></text:p>
            <text:p><text:span text:style-name="T5"><text:tab/></text:span><text:span text:style-name="T5">restaurante estava fechado. Resultado: </text:span><text:span text:style-name="T10">verdadeiro</text:span></text:p>
            <text:p><text:span text:style-name="T10"/></text:p>
            <text:p><text:span text:style-name="T10"><text:tab/></text:span><text:span text:style-name="T11">Tenho mais de 20 anos e faço anos em Janeiro → É falso que tenha mais</text:span></text:p>
            <text:p><text:span text:style-name="T11"><text:tab/></text:span><text:span text:style-name="T11">de 20 anos e que faço anos em Janeiro. Resultado: </text:span><text:span text:style-name="T10">fals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1">
        <office:forms form:automatic-focus="false" form:apply-design-mode="false"/>
        <draw:rect draw:style-name="gr1" draw:text-style-name="P1" draw:layer="layout" svg:width="19.305cm" svg:height="1.905cm" svg:x="8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6" draw:layer="layout" svg:width="3.965cm" svg:height="1.153cm" svg:x="3.446cm" svg:y="2.281cm">
          <draw:text-box>
            <text:p text:style-name="P5"><text:span text:style-name="T2">Negaçã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3" draw:layer="layout" svg:width="23.832cm" svg:height="5.939cm" svg:x="2.4cm" svg:y="6.8cm">
          <draw:text-box>
            <text:p>Representado por “não”, “~<text:span text:style-name="T4">”</text:span><text:span text:style-name="T5">, “</text:span><text:span text:style-name="T4">^</text:span><text:span text:style-name="T5">”, “</text:span><text:span text:style-name="T4">¬</text:span><text:span text:style-name="T5">”</text:span></text:p>
            <text:p><text:span text:style-name="T5"/></text:p>
            <text:p><text:span text:style-name="T5">Uma negação altera o valor do elemento para o valor oposto.</text:span></text:p>
            <text:p><text:span text:style-name="T5">De </text:span><text:span text:style-name="T7">verdadeiro</text:span><text:span text:style-name="T5"> passa a falso de </text:span><text:span text:style-name="T10">falso</text:span><text:span text:style-name="T5"> passa a verdadeiro. </text:span></text:p>
            <text:p><text:span text:style-name="T5"/></text:p>
            <text:p><text:span text:style-name="T5">Ex:</text:span></text:p>
            <text:p><text:span text:style-name="T5"><text:tab/></text:span><text:span text:style-name="T5">Não (fui ao cinema) → Sendo que “ir ao cinema” é verdade, o resultado desta </text:span></text:p>
            <text:p><text:span text:style-name="T5"><text:tab/></text:span><text:span text:style-name="T5">negação é que “não fui ao cinema”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1">
        <office:forms form:automatic-focus="false" form:apply-design-mode="false"/>
        <draw:rect draw:style-name="gr1" draw:text-style-name="P1" draw:layer="layout" svg:width="13.805cm" svg:height="1.905cm" svg:x="13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6" draw:layer="layout" svg:width="9.599cm" svg:height="1.153cm" svg:x="3.446cm" svg:y="2.281cm">
          <draw:text-box>
            <text:p text:style-name="P5"><text:span text:style-name="T2">Negação de Operaçõe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3" draw:layer="layout" svg:width="23.519cm" svg:height="5.939cm" svg:x="2.4cm" svg:y="6.8cm">
          <draw:text-box>
            <text:p>A negação de operações tem duas regras que devemos conhecer e que facilitam </text:p>
            <text:p>a aplicação da álgebra de Boole durante o desenvolvimento de programas.</text:p>
            <text:p/>
            <text:p>Negar uma multiplicação:</text:p>
            <text:p><text:tab/>~(A e B) = ~A ou ~B</text:p>
            <text:p/>
            <text:p>Negar uma soma:</text:p>
            <text:p><text:tab/>~(A ou B) = ~A e ~B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5.305cm" svg:height="1.905cm" svg:x="12cm" svg:y="14.605cm">
          <text:p/>
        </draw:rect>
        <draw:frame draw:style-name="gr3" draw:text-style-name="P6" draw:layer="layout" svg:width="8.173cm" svg:height="1.153cm" svg:x="3.446cm" svg:y="14.981cm">
          <draw:text-box>
            <text:p text:style-name="P5"><text:span text:style-name="T2">Tabelas de Verdade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1">
        <office:forms form:automatic-focus="false" form:apply-design-mode="false"/>
        <draw:rect draw:style-name="gr1" draw:text-style-name="P1" draw:layer="layout" svg:width="20.805cm" svg:height="1.905cm" svg:x="6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6" draw:layer="layout" svg:width="2.699cm" svg:height="1.153cm" svg:x="3.446cm" svg:y="2.281cm">
          <draw:text-box>
            <text:p text:style-name="P5"><text:span text:style-name="T2">Soma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standard" draw:layer="layout" svg:width="14.098cm" svg:height="3.887cm" svg:x="6.893cm" svg:y="11.558cm">
          <table:table table:template-name="gray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 table:style-name="ce2" table:number-columns-spanned="2">
                <text:p text:style-name="P1">Y</text:p>
              </table:table-cell>
              <table:covered-table-cell table:style-name="ce2"/>
            </table:table-row>
            <table:table-row table:style-name="ro1" table:default-cell-style-name="ce2">
              <table:table-cell table:style-name="ce1"/>
              <table:table-cell>
                <text:p text:style-name="P1"><text:span text:style-name="T4">˅</text:span>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2">
              <table:table-cell table:style-name="ce3" table:number-rows-spanned="2">
                <text:p text:style-name="P1">X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2">
              <table:covered-table-cell table:style-name="ce3"/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1">
        <office:forms form:automatic-focus="false" form:apply-design-mode="false"/>
        <draw:rect draw:style-name="gr1" draw:text-style-name="P1" draw:layer="layout" svg:width="17.805cm" svg:height="1.905cm" svg:x="9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6" draw:layer="layout" svg:width="5.861cm" svg:height="1.153cm" svg:x="3.446cm" svg:y="2.281cm">
          <draw:text-box>
            <text:p text:style-name="P5"><text:span text:style-name="T2">Multiplicaçã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standard" draw:layer="layout" svg:width="14.098cm" svg:height="3.887cm" svg:x="6.893cm" svg:y="11.559cm">
          <table:table table:template-name="gray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 table:style-name="ce2" table:number-columns-spanned="2">
                <text:p text:style-name="P1">Y</text:p>
              </table:table-cell>
              <table:covered-table-cell table:style-name="ce2"/>
            </table:table-row>
            <table:table-row table:style-name="ro1" table:default-cell-style-name="ce2">
              <table:table-cell table:style-name="ce1"/>
              <table:table-cell>
                <text:p text:style-name="P1"><text:span text:style-name="T4">˄</text:span>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2">
              <table:table-cell table:style-name="ce3" table:number-rows-spanned="2">
                <text:p text:style-name="P1">X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2">
              <table:covered-table-cell table:style-name="ce3"/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1">
        <office:forms form:automatic-focus="false" form:apply-design-mode="false"/>
        <draw:rect draw:style-name="gr1" draw:text-style-name="P1" draw:layer="layout" svg:width="19.305cm" svg:height="1.905cm" svg:x="8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6" draw:layer="layout" svg:width="3.965cm" svg:height="1.153cm" svg:x="3.446cm" svg:y="2.281cm">
          <draw:text-box>
            <text:p text:style-name="P5"><text:span text:style-name="T2">Negaçã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standard" draw:layer="layout" svg:width="10.574cm" svg:height="2.915cm" svg:x="6.893cm" svg:y="11.559cm">
          <table:table table:template-name="gray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 table:number-columns-spanned="2">
                <text:p text:style-name="P1">Y</text:p>
              </table:table-cell>
              <table:covered-table-cell/>
            </table:table-row>
            <table:table-row table:style-name="ro1" table:default-cell-style-name="ce2">
              <table:table-cell table:style-name="ce1"/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2">
              <table:table-cell>
                <text:p text:style-name="P1">~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6" draw:layer="layout" svg:width="4.566cm" svg:height="1.153cm" svg:x="3.446cm" svg:y="14.981cm">
          <draw:text-box>
            <text:p text:style-name="P5"><text:span text:style-name="T2">Exercíci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6" draw:layer="layout" svg:width="4.13cm" svg:height="1.153cm" svg:x="3.446cm" svg:y="14.981cm">
          <draw:text-box>
            <text:p text:style-name="P5"><text:span text:style-name="T2">Questõe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6" draw:layer="layout" svg:width="4.892cm" svg:height="1.153cm" svg:x="3.446cm" svg:y="14.981cm">
          <draw:text-box>
            <text:p text:style-name="P5"><text:span text:style-name="T2">Resumind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6" draw:layer="layout" svg:width="17.492cm" svg:height="2.384cm" svg:x="6cm" svg:y="4.5cm">
          <draw:text-box>
            <text:list text:style-name="L5">
              <text:list-item>
                <text:list>
                  <text:list-item>
                    <text:p>Três operações básicas: soma, multiplicação e negação</text:p>
                  </text:list-item>
                  <text:list-item>
                    <text:p>Tabelas de verdade para auxiliar</text:p>
                  </text:list-item>
                  <text:list-item>
                    <text:p>Símbolos a usar ~, <text:span text:style-name="T4">˅ e 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1-notes" style:family="presentation">
      <style:graphic-properties draw:stroke="none" draw:fill="none">
        <text:list-style style:name="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1-outline1" style:family="presentation">
      <style:graphic-properties draw:stroke="none" draw:fill="none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outline2" style:family="presentation" style:parent-style-name="templat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title" style:family="presentation">
      <style:graphic-properties draw:stroke="none" draw:fill="none" draw:textarea-vertical-align="middle">
        <text:list-style style:name="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1-backgroundobjects">
      <style:graphic-properties draw:stroke="none" draw:fill="none" draw:fill-color="#ffffff" draw:auto-grow-height="false" fo:min-height="1.397cm"/>
    </style:style>
    <style:style style:name="Mpr3" style:family="presentation" style:parent-style-name="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emplate1" style:page-layout-name="PM1" draw:style-name="Mdp1">
      <office:forms form:automatic-focus="false" form:apply-design-mode="false"/>
      <draw:frame presentation:style-name="template1-title" draw:layer="backgroundobjects" svg:width="25.199cm" svg:height="3.506cm" svg:x="1.4cm" svg:y="0.837cm" presentation:class="title" presentation:placeholder="true">
        <draw:text-box/>
      </draw:frame>
      <draw:frame presentation:style-name="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1-title" draw:layer="backgroundobjects" svg:width="13.968cm" svg:height="10.476cm" svg:x="3.81cm" svg:y="2.123cm" presentation:class="page"/>
        <draw:frame presentation:style-name="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10-09-14T15:10:33</meta:creation-date>
    <meta:editing-cycles>15</meta:editing-cycles>
    <meta:editing-duration>PT01H15M42S</meta:editing-duration>
    <meta:initial-creator>Sérgio Lopes </meta:initial-creator>
    <dc:date>2010-09-14T22:32:58</dc:date>
    <dc:creator>Sérgio Lopes </dc:creator>
    <meta:document-statistic meta:object-count="13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Library/Application%20Support/OpenOffice.org/3/user/template/CleanBlocks.otp"/>
  </office:meta>
</office:document-meta>
</file>